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2">
      <style:paragraph-properties fo:margin-top="0in" fo:margin-bottom="0in"/>
    </style:style>
    <style:style style:name="P179" style:family="paragraph" style:parent-style-name="Text_20_body" style:list-style-name="L3">
      <style:paragraph-properties fo:margin-top="0in" fo:margin-bottom="0in"/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3405*"/>
    </style:style>
    <style:style style:name="Table1.B" style:family="table-column">
      <style:table-column-properties style:rel-column-width="21064*"/>
    </style:style>
    <style:style style:name="Table1.C" style:family="table-column">
      <style:table-column-properties style:rel-column-width="21064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7163*"/>
    </style:style>
    <style:style style:name="Table2.B" style:family="table-column">
      <style:table-column-properties style:rel-column-width="23405*"/>
    </style:style>
    <style:style style:name="Table2.C" style:family="table-column">
      <style:table-column-properties style:rel-column-width="2496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4246*"/>
    </style:style>
    <style:style style:name="Table3.B" style:family="table-column">
      <style:table-column-properties style:rel-column-width="25644*"/>
    </style:style>
    <style:style style:name="Table3.C" style:family="table-column">
      <style:table-column-properties style:rel-column-width="25644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21845*"/>
    </style:style>
    <style:style style:name="Table4.B" style:family="table-column">
      <style:table-column-properties style:rel-column-width="21845*"/>
    </style:style>
    <style:style style:name="Table4.C" style:family="table-column">
      <style:table-column-properties style:rel-column-width="21845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14798*"/>
    </style:style>
    <style:style style:name="Table5.B" style:family="table-column">
      <style:table-column-properties style:rel-column-width="23254*"/>
    </style:style>
    <style:style style:name="Table5.C" style:family="table-column">
      <style:table-column-properties style:rel-column-width="27482*"/>
    </style:style>
  </office:automatic-styles>
  <office:body>
    <office:text>
      <text:p text:style-name="Title">Lonelog: Resource Tracking Add-on</text:p>
      <text:p text:style-name="Subtitle">Inventory, Supplies, and Wealth Notation</text:p>
      <text:p text:style-name="Author">Roberto Bisceglie</text:p>
      <text:h text:style-name="Heading_20_1" text:outline-level="1"><text:bookmark-start text:name="resource-tracking-add-on"/>Resource Tracking Add-on<text:bookmark-end text:name="resource-tracking-add-on"/></text:h>
      <text:h text:style-name="Heading_20_2" text:outline-level="2"><text:bookmark-start text:name="overview"/>Overview<text:bookmark-end text:name="overview"/></text:h>
      <text:p text:style-name="First_20_paragraph">Some games don’t care what’s in your pack. Others treat every torch, every ration, every last arrow as a decision that matters. This add-on is for the second kind.</text:p>
      <text:p text:style-name="Text_20_body">Core Lonelog already handles light resource tracking — you can put <text:span text:style-name="Source_Text">Gear:Flashlight,Notebook</text:span> inside a <text:span text:style-name="Source_Text">[PC:]</text:span> tag and call it a day. That works fine when resources are flavor. But when your game makes resource management a <text:span text:style-name="T1">mechanic</text:span> — when running out of torches in a dungeon means something, when the Usage Die ticking down creates real tension, when you need to know exactly how many silver pieces you have left — you need more structure.</text:p>
      <text:p text:style-name="Text_20_body">That’s what this add-on provides: a dedicated notation layer for tracking resources as they flow in and out of your game.</text:p>
      <text:p text:style-name="Text_20_body">If your system handwaves supplies or resolves resource scarcity with a single oracle question, you don’t need this add-on. Core Lonelog’s <text:span text:style-name="Source_Text">[PC:]</text:span> tag with a <text:span text:style-name="Source_Text">Gear:</text:span> field is more than enough.</text:p>
      <text:p text:style-name="Horizontal_20_Line"/>
      <text:h text:style-name="Heading_20_3" text:outline-level="3"><text:bookmark-start text:name="what-this-add-on-adds"/>What This Add-on Adds<text:bookmark-end text:name="what-this-add-on-add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Additio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Inv:Item\|qty\|props]</text:span></text:p>
          </table:table-cell>
          <table:table-cell table:style-name="TableRowCell" office:value-type="string">
            <text:p text:style-name="Table_20_Contents">Track individual items with quantity and properties</text:p>
          </table:table-cell>
          <table:table-cell table:style-name="TableRowCell" office:value-type="string">
            <text:p text:style-name="Table_20_Contents"><text:span text:style-name="Source_Text">[Inv:Torch\|3]</text:span></text:p>
          </table:table-cell>
        </table:table-row>
        <table:table-row>
          <table:table-cell table:style-name="TableRowCell" office:value-type="string">
            <text:p text:style-name="Table_20_Contents">Supply notation</text:p>
          </table:table-cell>
          <table:table-cell table:style-name="TableRowCell" office:value-type="string">
            <text:p text:style-name="Table_20_Contents">Abstract resource levels inside <text:span text:style-name="Source_Text">[PC:]</text:span></text:p>
          </table:table-cell>
          <table:table-cell table:style-name="TableRowCell" office:value-type="string">
            <text:p text:style-name="Table_20_Contents"><text:span text:style-name="Source_Text">[PC:Kael\|Supply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 N]</text:span></text:p>
          </table:table-cell>
          <table:table-cell table:style-name="TableRowCell" office:value-type="string">
            <text:p text:style-name="Table_20_Contents">Currency and trade tracking</text:p>
          </table:table-cell>
          <table:table-cell table:style-name="TableRowCell" office:value-type="string">
            <text:p text:style-name="Table_20_Contents"><text:span text:style-name="Source_Text">[Wealth:Gold 45\|Silver 12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ESOURCES]</text:span> / <text:span text:style-name="Source_Text">[/RESOURCES]</text:span> block</text:p>
          </table:table-cell>
          <table:table-cell table:style-name="TableRowCell" office:value-type="string">
            <text:p text:style-name="Table_20_Contents">Snapshot of current resources at session boundaries</text:p>
          </table:table-cell>
          <table:table-cell table:style-name="TableRowCell" office:value-type="string">
            <text:p text:style-name="Table_20_Contents">See §5</text:p>
          </table:table-cell>
        </table:table-row>
      </table:table>
      <text:p text:style-name="First_20_paragraph"><text:span text:style-name="T2">No new core symbols.</text:span> This add-on introduces no additions to <text:span text:style-name="Source_Text">@</text:span>, <text:span text:style-name="Source_Text">?</text:span>, <text:span text:style-name="Source_Text">d:</text:span>, <text:span text:style-name="Source_Text">-&gt;</text:span>, or <text:span text:style-name="Source_Text">=&gt;</text:span>.</text:p>
      <text:p text:style-name="Horizontal_20_Line"/>
      <text:h text:style-name="Heading_20_3" text:outline-level="3"><text:bookmark-start text:name="design-principles"/>Design Principles<text:bookmark-end text:name="design-principles"/></text:h>
      <text:p text:style-name="First_20_paragraph"><text:span text:style-name="T2">Track what the game tracks.</text:span> If your system uses Usage Dice, use the Usage Die notation. If it counts individual arrows, count individual arrows. If it handwaves supplies, don’t invent tracking that isn’t there.</text:p>
      <text:p text:style-name="Text_20_body"><text:span text:style-name="T2">Separate what you carry from who you are.</text:span> The <text:span text:style-name="Source_Text">[PC:]</text:span> tag describes your character — HP, stress, conditions, abstract resources that feel like stats. The <text:span text:style-name="Source_Text">[Inv:]</text:span> tag describes your stuff — concrete, countable things that come and go. This separation keeps both tags readable as your campaign grows.</text:p>
      <text:p text:style-name="Text_20_body"><text:span text:style-name="T2">Record changes at the point of fiction.</text:span> Don’t maintain a separate inventory spreadsheet you update silently. Show resources changing <text:span text:style-name="T1">when they change</text:span>, inline with the actions and consequences that cause it. Your log should tell the story of your resources, not just their current state.</text:p>
      <text:p text:style-name="Text_20_body"><text:span text:style-name="T2">Block tags follow the core convention.</text:span> Structural blocks use <text:span text:style-name="Source_Text">[BLOCK]</text:span> / <text:span text:style-name="Source_Text">[/BLOCK]</text:span> bracket syntax — identical to <text:span text:style-name="Source_Text">[COMBAT]</text:span> / <text:span text:style-name="Source_Text">[/COMBAT]</text:span> in the Combat Add-on. For analog notebooks, use <text:span text:style-name="Source_Text">--- BLOCK ---</text:span> / <text:span text:style-name="Source_Text">--- END BLOCK ---</text:span> dashed separators instead.</text:p>
      <text:p text:style-name="Horizontal_20_Line"/>
      <text:h text:style-name="Heading_20_2" text:outline-level="2"><text:bookmark-start text:name="the-inventory-tag"/>1. The Inventory Tag<text:bookmark-end text:name="the-inventory-tag"/></text:h>
      <text:p text:style-name="First_20_paragraph">The <text:span text:style-name="Source_Text">[Inv:]</text:span> tag tracks a specific, concrete item or resource. It’s the thing you can pick up, use, drop, trade, or lose.</text:p>
      <text:p text:style-name="Text_20_body"><text:span text:style-name="T2">Format:</text:span></text:p>
      <text:p text:style-name="P1">[Inv:Item|quantity|properties]</text:p>
      <text:p text:style-name="First_20_paragraph"><text:span text:style-name="T2">Fields:</text:span></text:p>
      <text:list text:style-name="L1">
        <text:list-item>
          <text:p text:style-name="P2"><text:span text:style-name="Source_Text">Item</text:span> — the item name, unique enough to search for in a log</text:p>
        </text:list-item>
        <text:list-item>
          <text:p text:style-name="P2"><text:span text:style-name="Source_Text">quantity</text:span> — a plain number; omit for unique or singular items</text:p>
        </text:list-item>
        <text:list-item>
          <text:p text:style-name="P2"><text:span text:style-name="Source_Text">properties</text:span> — freeform; use for weight, condition, magical status, ammunition type, or anything else your game cares about</text:p>
        </text:list-item>
      </text:list>
      <text:p text:style-name="First_20_paragraph"><text:span text:style-name="T2">Examples:</text:span></text:p>
      <text:p text:style-name="P3">[Inv:Torch|3]</text:p>
      <text:p text:style-name="P4">[Inv:Rope|1|50ft]</text:p>
      <text:p text:style-name="P5">[Inv:Healing Potion|2|magical|restores d8 HP]</text:p>
      <text:p text:style-name="P6">[Inv:Rations|5|days]</text:p>
      <text:p text:style-name="P7">[Inv:Arrow|12]</text:p>
      <text:p text:style-name="First_20_paragraph"><text:span text:style-name="T2">Unique or singular items</text:span> (no quantity needed):</text:p>
      <text:p text:style-name="P8">[Inv:Skeleton Key|unique]</text:p>
      <text:p text:style-name="P9">[Inv:Father's Compass|quest]</text:p>
      <text:p text:style-name="P10">[Inv:Map to the Ruins]</text:p>
      <text:h text:style-name="Heading_20_4" text:outline-level="4"><text:bookmark-start text:name="gaining-items"/>1.1 Gaining Items<text:bookmark-end text:name="gaining-items"/></text:h>
      <text:p text:style-name="First_20_paragraph">When you acquire something, introduce it with a full <text:span text:style-name="Source_Text">[Inv:]</text:span> tag, just as you introduce an NPC with <text:span text:style-name="Source_Text">[N:]</text:span>:</text:p>
      <text:p text:style-name="Text_20_body"><text:span text:style-name="T2">Example — minimal:</text:span></text:p>
      <text:p text:style-name="P11">=&gt; I find supplies! [Inv:Torch|4] [Inv:Rope|1|50ft] [Inv:Gold|25]</text:p>
      <text:p text:style-name="First_20_paragraph"><text:span text:style-name="T2">Example — expanded:</text:span></text:p>
      <text:p text:style-name="P12">@ Search the chest</text:p>
      <text:p text:style-name="P13">d: Investigation d6=5 vs TN 4 -&gt; Success</text:p>
      <text:p text:style-name="P14">=&gt; Inside: torches, rope, some coin.</text:p>
      <text:p text:style-name="P15">[Inv:Torch|4] [Inv:Rope|1|50ft] [Inv:Gold|25]</text:p>
      <text:p text:style-name="P16"/>
      <text:p text:style-name="P17">@ Loot the fallen guard</text:p>
      <text:p text:style-name="P18">=&gt; [Inv:Short Sword|1|rusty] [Inv:Rations|2|days]</text:p>
      <text:p text:style-name="P19"/>
      <text:p text:style-name="P20">tbl: d100=67 -&gt; "A strange amulet"</text:p>
      <text:p text:style-name="P21">=&gt; [Inv:Bone Amulet|1|unknown|magical?]</text:p>
      <text:p text:style-name="First_20_paragraph"><text:span text:style-name="T2">Multiple items at once</text:span> — list them; no special syntax needed:</text:p>
      <text:p text:style-name="P22">=&gt; The merchant's pack contains:</text:p>
      <text:p text:style-name="P23"><text:s text:c="3"/>[Inv:Torch|6] [Inv:Rope|2|50ft each] [Inv:Rations|10|days]</text:p>
      <text:p text:style-name="P24"><text:s text:c="3"/>[Inv:Flint &amp; Steel|1] [Inv:Waterskin|1|full]</text:p>
      <text:h text:style-name="Heading_20_4" text:outline-level="4"><text:bookmark-start text:name="consuming-and-losing-items"/>1.2 Consuming and Losing Items<text:bookmark-end text:name="consuming-and-losing-items"/></text:h>
      <text:p text:style-name="First_20_paragraph">Two approaches, same result — choose what fits your flow.</text:p>
      <text:p text:style-name="Text_20_body"><text:span text:style-name="T2">Approach A: Inline with consequences</text:span></text:p>
      <text:p text:style-name="Text_20_body">Depletion happens inside the <text:span text:style-name="Source_Text">=&gt;</text:span> line, as part of the fiction:</text:p>
      <text:p text:style-name="P25">=&gt; The tunnel is pitch dark. I light a torch. [Inv:Torch|3→2]</text:p>
      <text:p text:style-name="P26">=&gt; I bandage the wound with my last healing potion. [Inv:Healing Potion|0|depleted]</text:p>
      <text:p text:style-name="P27">=&gt; Arrow flies true. [Inv:Arrow|12→11]</text:p>
      <text:p text:style-name="First_20_paragraph"><text:span text:style-name="T2">Approach B: Standalone update</text:span></text:p>
      <text:p text:style-name="Text_20_body">Depletion gets its own line, separate from narrative:</text:p>
      <text:p text:style-name="P28">=&gt; The tunnel is pitch dark. I light a torch.</text:p>
      <text:p text:style-name="P29">[Inv:Torch-1]</text:p>
      <text:p text:style-name="P30"/>
      <text:p text:style-name="P31">=&gt; I bandage the wound.</text:p>
      <text:p text:style-name="P32">[Inv:Healing Potion-1]</text:p>
      <text:p text:style-name="First_20_paragraph"><text:span text:style-name="T2">Which to use?</text:span> Approach A is more compact and keeps resource flow visible within the fiction. Approach B is clearer when multiple things change at once, or when you want to visually separate narrative from bookkeeping. Many players mix both depending on context.</text:p>
      <text:p text:style-name="Text_20_body"><text:span text:style-name="T2">Shorthand for quantity changes:</text:span></text:p>
      <text:p text:style-name="P33">[Inv:Torch-1] <text:s text:c="8"/>(consumed one)</text:p>
      <text:p text:style-name="P34">[Inv:Torch+2] <text:s text:c="8"/>(found two more)</text:p>
      <text:p text:style-name="P35">[Inv:Torch|0] <text:s text:c="8"/>(explicit: none left)</text:p>
      <text:p text:style-name="P36">[Inv:Torch|3→1] <text:s text:c="6"/>(explicit: was 3, now 1)</text:p>
      <text:p text:style-name="P37">[Inv:Torch|depleted] <text:s text:c="1"/>(out — marks the item as gone)</text:p>
      <text:h text:style-name="Heading_20_4" text:outline-level="4"><text:bookmark-start text:name="item-state-changes"/>1.3 Item State Changes<text:bookmark-end text:name="item-state-changes"/></text:h>
      <text:p text:style-name="First_20_paragraph">Items don’t just appear and disappear — they break, get repaired, become cursed, run out of charges. Use properties to track this:</text:p>
      <text:p text:style-name="P38">[Inv:Short Sword|1|rusty] <text:s text:c="13"/>(initial state)</text:p>
      <text:p text:style-name="P39">[Inv:Short Sword|1|rusty→repaired] <text:s text:c="4"/>(state change with arrow)</text:p>
      <text:p text:style-name="P40">[Inv:Short Sword|1|+enchanted] <text:s text:c="8"/>(added property)</text:p>
      <text:p text:style-name="P41">[Inv:Short Sword|1|-rusty|+sharpened] <text:s text:c="1"/>(removed and added)</text:p>
      <text:p text:style-name="First_20_paragraph"><text:span text:style-name="T2">Condition shorthand:</text:span></text:p>
      <text:p text:style-name="P42">[Inv:Lantern|1|broken]</text:p>
      <text:p text:style-name="P43">[Inv:Shield|1|cracked]</text:p>
      <text:p text:style-name="P44">[Inv:Rations|3|spoiled]</text:p>
      <text:p text:style-name="P45">[Inv:Wand|1|charges 2/5]</text:p>
      <text:p text:style-name="First_20_paragraph">This mirrors the <text:span text:style-name="Source_Text">+</text:span>/<text:span text:style-name="Source_Text">-</text:span> convention already used for NPC status updates in core Lonelog.</text:p>
      <text:h text:style-name="Heading_20_4" text:outline-level="4"><text:bookmark-start text:name="reference-tags-for-items"/>1.4 Reference Tags for Items<text:bookmark-end text:name="reference-tags-for-items"/></text:h>
      <text:p text:style-name="First_20_paragraph">Just like NPCs, use <text:span text:style-name="Source_Text">#</text:span> for items already established:</text:p>
      <text:p text:style-name="P46">[Inv:Bone Amulet|1|unknown|magical?] <text:s text:c="2"/>(first mention — full details)</text:p>
      <text:p text:style-name="P47"/>
      <text:p text:style-name="P48">... later in the log ...</text:p>
      <text:p text:style-name="P49"/>
      <text:p text:style-name="P50">@ Examine the amulet more closely</text:p>
      <text:p text:style-name="P51">d: Arcana d6=6 vs TN 5 -&gt; Success</text:p>
      <text:p text:style-name="P52">=&gt; [#Inv:Bone Amulet] — it's a ward against undead!</text:p>
      <text:p text:style-name="P53">[Inv:Bone Amulet|1|Ward of the Dead|+identified]</text:p>
      <text:h text:style-name="Heading_20_4" text:outline-level="4"><text:bookmark-start text:name="grouped-and-bulk-items"/>1.5 Grouped and Bulk Items<text:bookmark-end text:name="grouped-and-bulk-items"/></text:h>
      <text:p text:style-name="First_20_paragraph">Some games track bundles rather than individual items. Use the <text:span text:style-name="Source_Text">×</text:span> multiplier or descriptive grouping:</text:p>
      <text:p text:style-name="P54">[Inv:Arrow×20] <text:s text:c="19"/>(bundle notation)</text:p>
      <text:p text:style-name="P55">[Inv:Adventuring Kit|1|contains: rope, pitons, torch×2, rations×3]</text:p>
      <text:p text:style-name="P56">[Inv:Quiver|1|Arrow×15] <text:s text:c="9"/>(container with contents)</text:p>
      <text:p text:style-name="First_20_paragraph">For slot-based inventory systems:</text:p>
      <text:p text:style-name="P57">[Inv:Slot 1|Short Sword]</text:p>
      <text:p text:style-name="P58">[Inv:Slot 2|Shield|cracked]</text:p>
      <text:p text:style-name="P59">[Inv:Slot 3|Torch×3]</text:p>
      <text:p text:style-name="P60">[Inv:Slot 4|empty]</text:p>
      <text:p text:style-name="Horizontal_20_Line"/>
      <text:h text:style-name="Heading_20_2" text:outline-level="2"><text:bookmark-start text:name="abstract-supply-tracking"/>2. Abstract Supply Tracking<text:bookmark-end text:name="abstract-supply-tracking"/></text:h>
      <text:p text:style-name="First_20_paragraph">Not every game counts individual items. Many solo systems use abstract mechanics to represent “how well-supplied are you?”—Usage Dice (Black Hack, Macchiato Monsters), Supply tracks (Ironsworn), or simple qualitative levels. These feel more like character stats than inventory, so they live in the <text:span text:style-name="Source_Text">[PC:]</text:span> tag alongside HP, Stress, and other abstract attributes.</text:p>
      <text:h text:style-name="Heading_20_4" text:outline-level="4"><text:bookmark-start text:name="usage-dice"/>2.1 Usage Dice<text:bookmark-end text:name="usage-dice"/></text:h>
      <text:p text:style-name="First_20_paragraph">The Usage Die is a staple of OSR-adjacent solo play. You have a die representing supply level—roll it when you use a resource. On a 1–2, the die steps down. When it steps below d4, the resource is gone.</text:p>
      <text:p text:style-name="Text_20_body"><text:span text:style-name="T2">Format:</text:span></text:p>
      <text:p text:style-name="P61">[PC:Kael|Supply d8]</text:p>
      <text:p text:style-name="P62">[PC:Kael|Torchlight d6]</text:p>
      <text:p text:style-name="P63">[PC:Kael|Ammo d10]</text:p>
      <text:p text:style-name="First_20_paragraph"><text:span text:style-name="T2">Example — minimal:</text:span></text:p>
      <text:p text:style-name="P64">d: Supply d8=2 -&gt; Step down!</text:p>
      <text:p text:style-name="P65">=&gt; [PC:Kael|Supply d8→d6]</text:p>
      <text:p text:style-name="First_20_paragraph"><text:span text:style-name="T2">Example — expanded:</text:span></text:p>
      <text:p text:style-name="P66">@ Make camp, use supplies</text:p>
      <text:p text:style-name="P67">d: Supply d8=2 -&gt; Step down!</text:p>
      <text:p text:style-name="P68">=&gt; Supplies dwindling. [PC:Kael|Supply d8→d6]</text:p>
      <text:p text:style-name="P69"/>
      <text:p text:style-name="P70">@ Fire another volley</text:p>
      <text:p text:style-name="P71">d: Ammo d6=1 -&gt; Step down!</text:p>
      <text:p text:style-name="P72">=&gt; Running low on arrows. [PC:Kael|Ammo d6→d4]</text:p>
      <text:p text:style-name="P73"/>
      <text:p text:style-name="P74">@ Light another torch</text:p>
      <text:p text:style-name="P75">d: Torchlight d4=2 -&gt; Depleted!</text:p>
      <text:p text:style-name="P76">=&gt; Last torch sputters out. [PC:Kael|Torchlight depleted]</text:p>
      <text:p text:style-name="First_20_paragraph"><text:span text:style-name="T2">The step-down chain:</text:span> <text:span text:style-name="Source_Text">d12 → d10 → d8 → d6 → d4 → depleted</text:span></text:p>
      <text:h text:style-name="Heading_20_4" text:outline-level="4"><text:bookmark-start text:name="supply-tracks"/>2.2 Supply Tracks<text:bookmark-end text:name="supply-tracks"/></text:h>
      <text:p text:style-name="First_20_paragraph">Some systems use numbered tracks for supply—similar to progress tracks but counting down as resources are spent.</text:p>
      <text:p text:style-name="Text_20_body"><text:span text:style-name="T2">Format:</text:span></text:p>
      <text:p text:style-name="P77">[PC:Kael|Supply 5/5]</text:p>
      <text:p text:style-name="First_20_paragraph"><text:span text:style-name="T2">Example — minimal:</text:span></text:p>
      <text:p text:style-name="P78">=&gt; I make camp and eat. [PC:Kael|Supply 5→4]</text:p>
      <text:p text:style-name="First_20_paragraph"><text:span text:style-name="T2">Example — expanded:</text:span></text:p>
      <text:p text:style-name="P79">=&gt; I make camp and eat. [PC:Kael|Supply 5→4]</text:p>
      <text:p text:style-name="P80">=&gt; I forage successfully. [PC:Kael|Supply 4→5]</text:p>
      <text:p text:style-name="P81">=&gt; Desperate — I eat the last of it. [PC:Kael|Supply 1→0|starving]</text:p>
      <text:p text:style-name="First_20_paragraph">This is functionally the same as core Lonelog’s <text:span text:style-name="Source_Text">[Timer:]</text:span> used for resources. The difference is semantic: a Timer is a narrative pressure device, while a Supply track inside <text:span text:style-name="Source_Text">[PC:]</text:span> is a character stat. Use whichever framing matches your game.</text:p>
      <text:h text:style-name="Heading_20_4" text:outline-level="4"><text:bookmark-start text:name="qualitative-levels"/>2.3 Qualitative Levels<text:bookmark-end text:name="qualitative-levels"/></text:h>
      <text:p text:style-name="First_20_paragraph">For games that don’t use numbers at all — or when you want to track a resource loosely:</text:p>
      <text:p text:style-name="P82">[PC:Kael|Supplies:abundant]</text:p>
      <text:p text:style-name="P83">[PC:Kael|Supplies:adequate]</text:p>
      <text:p text:style-name="P84">[PC:Kael|Supplies:low]</text:p>
      <text:p text:style-name="P85">[PC:Kael|Supplies:critical]</text:p>
      <text:p text:style-name="P86">[PC:Kael|Supplies:depleted]</text:p>
      <text:p text:style-name="First_20_paragraph"><text:span text:style-name="T2">Updating:</text:span></text:p>
      <text:p text:style-name="P87">=&gt; After three days in the wastes, food is scarce.</text:p>
      <text:p text:style-name="P88">[PC:Kael|Supplies:abundant→low]</text:p>
      <text:p text:style-name="First_20_paragraph">You can define your own levels. These aren’t hard-coded — use whatever vocabulary your game provides or that feels right.</text:p>
      <text:p text:style-name="Horizontal_20_Line"/>
      <text:h text:style-name="Heading_20_2" text:outline-level="2"><text:bookmark-start text:name="wealth-and-currency"/>3. Wealth and Currency<text:bookmark-end text:name="wealth-and-currency"/></text:h>
      <text:p text:style-name="First_20_paragraph">Money behaves differently from gear. You don’t usually track each coin as an “item” — you track totals, and those totals change through spending, earning, looting, and trading.</text:p>
      <text:h text:style-name="Heading_20_4" text:outline-level="4"><text:bookmark-start text:name="the-wealth-tag"/>3.1 The Wealth Tag<text:bookmark-end text:name="the-wealth-tag"/></text:h>
      <text:p text:style-name="First_20_paragraph">For games with concrete currency, use the <text:span text:style-name="Source_Text">[Wealth:]</text:span> tag:</text:p>
      <text:p text:style-name="Text_20_body"><text:span text:style-name="T2">Format:</text:span></text:p>
      <text:p text:style-name="P89">[Wealth:Gold 45|Silver 12|Copper 30]</text:p>
      <text:p text:style-name="P90">[Wealth:Credits 1500]</text:p>
      <text:p text:style-name="P91">[Wealth:Caps 87]</text:p>
      <text:p text:style-name="First_20_paragraph"><text:span text:style-name="T2">Example — minimal:</text:span></text:p>
      <text:p text:style-name="P92">=&gt; Good price! [Wealth:Gold+15]</text:p>
      <text:p text:style-name="P93">=&gt; [Wealth:Gold-8] [Inv:Rations|5|days] [Inv:Rope|1|50ft]</text:p>
      <text:p text:style-name="First_20_paragraph"><text:span text:style-name="T2">Example — expanded:</text:span></text:p>
      <text:p text:style-name="P94">@ Sell the jeweled dagger to the merchant</text:p>
      <text:p text:style-name="P95">d: Persuasion d6=5 vs TN 4 -&gt; Success</text:p>
      <text:p text:style-name="P96">=&gt; Good price! [Wealth:Gold+15]</text:p>
      <text:p text:style-name="P97"/>
      <text:p text:style-name="P98">@ Buy rations and a new rope</text:p>
      <text:p text:style-name="P99">=&gt; [Wealth:Gold-8] [Inv:Rations|5|days] [Inv:Rope|1|50ft]</text:p>
      <text:p text:style-name="First_20_paragraph"><text:span text:style-name="T2">Full state vs. delta updates:</text:span></text:p>
      <text:p text:style-name="P100">[Wealth:Gold 45] <text:s text:c="6"/>(explicit total)</text:p>
      <text:p text:style-name="P101">[Wealth:Gold+15] <text:s text:c="6"/>(earned 15)</text:p>
      <text:p text:style-name="P102">[Wealth:Gold-8] <text:s text:c="7"/>(spent 8)</text:p>
      <text:p text:style-name="P103">[Wealth:Gold 45→52] <text:s text:c="3"/>(was 45, now 52)</text:p>
      <text:h text:style-name="Heading_20_4" text:outline-level="4"><text:bookmark-start text:name="abstract-wealth"/>3.2 Abstract Wealth<text:bookmark-end text:name="abstract-wealth"/></text:h>
      <text:p text:style-name="First_20_paragraph">Some games don’t count coins — they use wealth levels or resource rolls:</text:p>
      <text:p text:style-name="P104">[PC:Kael|Wealth:comfortable]</text:p>
      <text:p text:style-name="P105">[PC:Kael|Wealth d8] <text:s text:c="14"/>(Usage Die for wealth)</text:p>
      <text:p text:style-name="P106">[PC:Kael|Resources 3/5] <text:s text:c="10"/>(track-based)</text:p>
      <text:p text:style-name="First_20_paragraph">These live in <text:span text:style-name="Source_Text">[PC:]</text:span> rather than <text:span text:style-name="Source_Text">[Wealth:]</text:span>, because abstract wealth feels more like a stat than a ledger.</text:p>
      <text:h text:style-name="Heading_20_4" text:outline-level="4"><text:bookmark-start text:name="trade-and-barter"/>3.3 Trade and Barter<text:bookmark-end text:name="trade-and-barter"/></text:h>
      <text:p text:style-name="First_20_paragraph">For transactions, record both sides:</text:p>
      <text:p text:style-name="P107">@ Trade the amulet for passage</text:p>
      <text:p text:style-name="P108">=&gt; [Inv:Bone Amulet|depleted] -&gt; [Thread:Passage to Northport|Open]</text:p>
      <text:p text:style-name="P109"/>
      <text:p text:style-name="P110">@ Barter rations for information</text:p>
      <text:p text:style-name="P111">=&gt; [Inv:Rations-2] The fisherman tells me about the sea caves.</text:p>
      <text:p text:style-name="First_20_paragraph">No special syntax needed — the existing consequence notation handles trades naturally. The key is recording <text:span text:style-name="T1">what left</text:span> and <text:span text:style-name="T1">what arrived</text:span>.</text:p>
      <text:p text:style-name="Horizontal_20_Line"/>
      <text:h text:style-name="Heading_20_2" text:outline-level="2"><text:bookmark-start text:name="resource-events"/>4. Resource Events<text:bookmark-end text:name="resource-events"/></text:h>
      <text:p text:style-name="First_20_paragraph">Resources interact with the rest of your game. These patterns show how resources connect to actions, oracle questions, and ongoing pressures.</text:p>
      <text:h text:style-name="Heading_20_4" text:outline-level="4"><text:bookmark-start text:name="resource-checks"/>4.1 Resource Checks<text:bookmark-end text:name="resource-checks"/></text:h>
      <text:p text:style-name="First_20_paragraph">When the game asks “do you have enough?”:</text:p>
      <text:p text:style-name="P112">@ Cross the frozen river</text:p>
      <text:p text:style-name="P113">? Do I have enough rope?</text:p>
      <text:p text:style-name="P114">-&gt; Yes (checking: [#Inv:Rope] 50ft — river is ~30ft wide)</text:p>
      <text:p text:style-name="P115">=&gt; I anchor the rope and cross safely. [Inv:Rope|1|50ft|frayed]</text:p>
      <text:p text:style-name="P116"/>
      <text:p text:style-name="P117">@ Camp in the wilderness</text:p>
      <text:p text:style-name="P118">d: Supply d8=1 -&gt; Step down!</text:p>
      <text:p text:style-name="P119">=&gt; Food's running low. [PC:Kael|Supply d8→d6]</text:p>
      <text:p text:style-name="P120">? Do I find water nearby?</text:p>
      <text:p text:style-name="P121">-&gt; No, but...</text:p>
      <text:p text:style-name="P122">=&gt; A dry streambed — if I follow it, maybe tomorrow.</text:p>
      <text:p text:style-name="P123">[Timer:Dehydration 2]</text:p>
      <text:h text:style-name="Heading_20_4" text:outline-level="4"><text:bookmark-start text:name="scarcity-as-oracle-modifier"/>4.2 Scarcity as Oracle Modifier<text:bookmark-end text:name="scarcity-as-oracle-modifier"/></text:h>
      <text:p text:style-name="First_20_paragraph">Some systems modify oracle likelihood based on resource state. Note it:</text:p>
      <text:p text:style-name="P124">? Can I find more arrows in the ruins? (Likelihood: Unlikely — remote area)</text:p>
      <text:p text:style-name="P125">-&gt; Yes, but... (d6=4)</text:p>
      <text:p text:style-name="P126">=&gt; I find a quiver with only 3 usable arrows. [Inv:Arrow+3]</text:p>
      <text:p text:style-name="P127"/>
      <text:p text:style-name="P128">? Is there food in this abandoned camp? (Likelihood: Very Unlikely — old camp)</text:p>
      <text:p text:style-name="P129">-&gt; No, and... (d6=1)</text:p>
      <text:p text:style-name="P130">=&gt; The food is rotted and the smell attracts something. [Clock:Predator 1/4]</text:p>
      <text:h text:style-name="Heading_20_4" text:outline-level="4"><text:bookmark-start text:name="resources-in-combat"/>4.3 Resources in Combat<text:bookmark-end text:name="resources-in-combat"/></text:h>
      <text:p text:style-name="First_20_paragraph">When the Combat Add-on is in use, resource consumption integrates naturally:</text:p>
      <text:p text:style-name="P131">[COMBAT]</text:p>
      <text:p text:style-name="P132">R1</text:p>
      <text:p text:style-name="P133">@ Fire bow at Orc 1</text:p>
      <text:p text:style-name="P134">d: Ranged d6=5 vs TN 4 -&gt; Success</text:p>
      <text:p text:style-name="P135">=&gt; Arrow hits! [F:Orc 1|HP-3] [Inv:Arrow-1]</text:p>
      <text:p text:style-name="P136"/>
      <text:p text:style-name="P137">R2</text:p>
      <text:p text:style-name="P138">@ Throw last flask of oil</text:p>
      <text:p text:style-name="P139">d: Ranged d6=3 vs TN 4 -&gt; Fail</text:p>
      <text:p text:style-name="P140">=&gt; Missed! The oil splatters uselessly. [Inv:Oil Flask|depleted]</text:p>
      <text:p text:style-name="P141">[/COMBAT]</text:p>
      <text:h text:style-name="Heading_20_4" text:outline-level="4"><text:bookmark-start text:name="resources-in-dungeon-crawling"/>4.4 Resources in Dungeon Crawling<text:bookmark-end text:name="resources-in-dungeon-crawling"/></text:h>
      <text:p text:style-name="First_20_paragraph">When the Dungeon Crawling Add-on is in use, resource depletion tracks alongside room exploration:</text:p>
      <text:p text:style-name="P142">[R:4|active|Fungal cavern|exits E:R5, W:R2]</text:p>
      <text:p text:style-name="P143"/>
      <text:p text:style-name="P144">@ Navigate the cavern carefully</text:p>
      <text:p text:style-name="P145">d: Survival d6=4 vs TN 4 -&gt; Success</text:p>
      <text:p text:style-name="P146">=&gt; I find a path through. Torch is getting low.</text:p>
      <text:p text:style-name="P147">[Inv:Torch|2→1] [Timer:Torchlight 3]</text:p>
      <text:p text:style-name="P148"/>
      <text:p text:style-name="P149">@ Search for useful fungi</text:p>
      <text:p text:style-name="P150">tbl: d6=5 -&gt; "Glowing moss — edible"</text:p>
      <text:p text:style-name="P151">=&gt; [Inv:Edible Moss|3|restores 1 HP each]</text:p>
      <text:p text:style-name="P152">[R:4|cleared, looted]</text:p>
      <text:p text:style-name="Horizontal_20_Line"/>
      <text:h text:style-name="Heading_20_2" text:outline-level="2"><text:bookmark-start text:name="the-resource-status-block"/>5. The Resource Status Block<text:bookmark-end text:name="the-resource-status-block"/></text:h>
      <text:p text:style-name="First_20_paragraph">For long sessions or campaigns where resources matter, a snapshot at session boundaries helps you pick up where you left off.</text:p>
      <text:p text:style-name="Text_20_body"><text:span text:style-name="T2">Format:</text:span></text:p>
      <text:p text:style-name="P153">[RESOURCES]</text:p>
      <text:p text:style-name="P154">[PC:Name|stats]</text:p>
      <text:p text:style-name="P155">[Wealth:currencies]</text:p>
      <text:p text:style-name="P156">[Inv:items...]</text:p>
      <text:p text:style-name="P157">[/RESOURCES]</text:p>
      <text:p text:style-name="First_20_paragraph"><text:span text:style-name="T2">Example — digital:</text:span></text:p>
      <text:p text:style-name="P158">[RESOURCES]</text:p>
      <text:p text:style-name="P159">[PC:Kael|HP 12/15|Supply d6|Stress 2]</text:p>
      <text:p text:style-name="P160">[Wealth:Gold 52|Silver 8]</text:p>
      <text:p text:style-name="P161">[Inv:Short Sword|1|sharpened]</text:p>
      <text:p text:style-name="P162">[Inv:Shield|1|cracked]</text:p>
      <text:p text:style-name="P163">[Inv:Torch|2]</text:p>
      <text:p text:style-name="P164">[Inv:Rations|3|days]</text:p>
      <text:p text:style-name="P165">[Inv:Rope|1|50ft|frayed]</text:p>
      <text:p text:style-name="P166">[Inv:Healing Potion|1|restores d8 HP]</text:p>
      <text:p text:style-name="P167">[Inv:Arrow|9]</text:p>
      <text:p text:style-name="P168">[Inv:Bone Amulet|1|Ward of the Dead]</text:p>
      <text:p text:style-name="P169">[/RESOURCES]</text:p>
      <text:p text:style-name="First_20_paragraph"><text:span text:style-name="T2">Example — analog:</text:span></text:p>
      <text:p text:style-name="P170">--- RESOURCES ---</text:p>
      <text:p text:style-name="P171">PC: <text:s text:c="1"/>Kael | HP 12/15 | Supply d6 | Stress 2</text:p>
      <text:p text:style-name="P172">Wealth: Gold 52 | Silver 8</text:p>
      <text:p text:style-name="P173">Inv: Short Sword (sharpened), Shield (cracked)</text:p>
      <text:p text:style-name="P174"><text:s text:c="5"/>Torch ×2, Rations ×3 days</text:p>
      <text:p text:style-name="P175"><text:s text:c="5"/>Rope 50ft (frayed), Healing Potion ×1</text:p>
      <text:p text:style-name="P176"><text:s text:c="5"/>Arrow ×9, Bone Amulet (Ward of the Dead)</text:p>
      <text:p text:style-name="P177">--- END RESOURCES ---</text:p>
      <text:p text:style-name="First_20_paragraph"><text:span text:style-name="T2">When to use it:</text:span></text:p>
      <text:list text:style-name="L2">
        <text:list-item>
          <text:p text:style-name="P178">At the <text:span text:style-name="T2">end of a session</text:span> to freeze state</text:p>
        </text:list-item>
        <text:list-item>
          <text:p text:style-name="P178">At the <text:span text:style-name="T2">start of next session</text:span> as a recap</text:p>
        </text:list-item>
        <text:list-item>
          <text:p text:style-name="P178"><text:span text:style-name="T2">Before a major expedition</text:span> (dungeon dive, long journey, dangerous mission)</text:p>
        </text:list-item>
        <text:list-item>
          <text:p text:style-name="P178">After <text:span text:style-name="T2">significant loot or loss</text:span> — a natural checkpoint</text:p>
        </text:list-item>
      </text:list>
      <text:p text:style-name="First_20_paragraph"><text:span text:style-name="T2">When to skip it:</text:span></text:p>
      <text:list text:style-name="L3">
        <text:list-item>
          <text:p text:style-name="P179">Resources aren’t mechanically important in your game</text:p>
        </text:list-item>
        <text:list-item>
          <text:p text:style-name="P179">The session is short and changes are minimal</text:p>
        </text:list-item>
        <text:list-item>
          <text:p text:style-name="P179">You can reconstruct state easily from the log</text:p>
        </text:list-item>
      </text:list>
      <text:p text:style-name="Horizontal_20_Line"/>
      <text:h text:style-name="Heading_20_2" text:outline-level="2"><text:bookmark-start text:name="cross-add-on-interactions"/>Cross-Add-on Interactions<text:bookmark-end text:name="cross-add-on-interaction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Situation</text:p>
            </table:table-cell>
            <table:table-cell table:style-name="TableHeaderRowCell" office:value-type="string">
              <text:p text:style-name="Table_20_Heading">Add-on(s) Used</text:p>
            </table:table-cell>
            <table:table-cell table:style-name="TableHeaderRowCell" office:value-type="string">
              <text:p text:style-name="Table_20_Heading">Key Tags/Blocks</text:p>
            </table:table-cell>
          </table:table-row>
        </table:table-header-rows>
        <table:table-row>
          <table:table-cell table:style-name="TableRowCell" office:value-type="string">
            <text:p text:style-name="Table_20_Contents">Dungeon exploration with supply pressure</text:p>
          </table:table-cell>
          <table:table-cell table:style-name="TableRowCell" office:value-type="string">
            <text:p text:style-name="Table_20_Contents">Dungeon Crawling + Resource Tracking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Inv:]</text:span>, <text:span text:style-name="Source_Text">[Timer:]</text:span></text:p>
          </table:table-cell>
        </table:table-row>
        <table:table-row>
          <table:table-cell table:style-name="TableRowCell" office:value-type="string">
            <text:p text:style-name="Table_20_Contents">Combat with ammunition tracking</text:p>
          </table:table-cell>
          <table:table-cell table:style-name="TableRowCell" office:value-type="string">
            <text:p text:style-name="Table_20_Contents">Combat + Resource Tracking</text:p>
          </table:table-cell>
          <table:table-cell table:style-name="TableRowCell" office:value-type="string">
            <text:p text:style-name="Table_20_Contents"><text:span text:style-name="Source_Text">[F:]</text:span>, <text:span text:style-name="Source_Text">[COMBAT]</text:span>, <text:span text:style-name="Source_Text">[Inv:]</text:span></text:p>
          </table:table-cell>
        </table:table-row>
        <table:table-row>
          <table:table-cell table:style-name="TableRowCell" office:value-type="string">
            <text:p text:style-name="Table_20_Contents">Trading in a settlement</text:p>
          </table:table-cell>
          <table:table-cell table:style-name="TableRowCell" office:value-type="string">
            <text:p text:style-name="Table_20_Contents">Resource Tracking only</text:p>
          </table:table-cell>
          <table:table-cell table:style-name="TableRowCell" office:value-type="string">
            <text:p text:style-name="Table_20_Contents"><text:span text:style-name="Source_Text">[Inv:]</text:span>, <text:span text:style-name="Source_Text">[Wealth:]</text:span>, <text:span text:style-name="Source_Text">[N:]</text:span></text:p>
          </table:table-cell>
        </table:table-row>
        <table:table-row>
          <table:table-cell table:style-name="TableRowCell" office:value-type="string">
            <text:p text:style-name="Table_20_Contents">Full dungeon crawl with fights</text:p>
          </table:table-cell>
          <table:table-cell table:style-name="TableRowCell" office:value-type="string">
            <text:p text:style-name="Table_20_Contents">All three add-ons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COMBAT]</text:span>, <text:span text:style-name="Source_Text">[Inv:]</text:span>, <text:span text:style-name="Source_Text">[Wealth:]</text:span></text:p>
          </table:table-cell>
        </table:table-row>
      </table:table>
      <text:p text:style-name="First_20_paragraph"><text:span text:style-name="T2">Combined example — all three add-ons:</text:span></text:p>
      <text:p text:style-name="P180">[RESOURCES]</text:p>
      <text:p text:style-name="P181">[PC:Kael|HP 12/15|Supply d6]</text:p>
      <text:p text:style-name="P182">[Inv:Torch|2] [Inv:Arrow|9] [Inv:Healing Potion|1]</text:p>
      <text:p text:style-name="P183">[Wealth:Gold 52]</text:p>
      <text:p text:style-name="P184">[/RESOURCES]</text:p>
      <text:p text:style-name="P185"/>
      <text:p text:style-name="P186">S5 *Entering the crypt*</text:p>
      <text:p text:style-name="P187">[R:1|active|Entry hall, bones everywhere|exits N:R2, E:R3]</text:p>
      <text:p text:style-name="P188"/>
      <text:p text:style-name="P189">@ Light a torch and move in</text:p>
      <text:p text:style-name="P190">[Inv:Torch-1] [Timer:Torchlight 6]</text:p>
      <text:p text:style-name="P191"/>
      <text:p text:style-name="P192">? Are there enemies?</text:p>
      <text:p text:style-name="P193">-&gt; Yes, and... (d6=6)</text:p>
      <text:p text:style-name="P194">=&gt; Skeletons rise from the bone piles!</text:p>
      <text:p text:style-name="P195"/>
      <text:p text:style-name="P196">[COMBAT]</text:p>
      <text:p text:style-name="P197">[F:Skeleton×3|HP 3 each|Close]</text:p>
      <text:p text:style-name="P198"/>
      <text:p text:style-name="P199">R1</text:p>
      <text:p text:style-name="P200">@ Fire at the nearest skeleton</text:p>
      <text:p text:style-name="P201">d: Ranged d6=5 vs TN 4 -&gt; Success</text:p>
      <text:p text:style-name="P202">=&gt; Arrow shatters its skull! [F:Skeleton×3→2] [Inv:Arrow-1]</text:p>
      <text:p text:style-name="P203"/>
      <text:p text:style-name="P204">@(Skeleton) Charge at me</text:p>
      <text:p text:style-name="P205">d: Attack d6=3 vs TN 4 -&gt; Fail</text:p>
      <text:p text:style-name="P206">=&gt; Clumsy swing, I dodge.</text:p>
      <text:p text:style-name="P207"/>
      <text:p text:style-name="P208">R2</text:p>
      <text:p text:style-name="P209">@ Draw sword, press the attack</text:p>
      <text:p text:style-name="P210">d: Melee d6=6 vs TN 4 -&gt; Success</text:p>
      <text:p text:style-name="P211">=&gt; Cut clean through! [F:Skeleton×2→1]</text:p>
      <text:p text:style-name="P212"/>
      <text:p text:style-name="P213">@ Finish the last one</text:p>
      <text:p text:style-name="P214">d: Melee d6=4 vs TN 4 -&gt; Success</text:p>
      <text:p text:style-name="P215">=&gt; The crypt goes quiet. [F:Skeleton×0]</text:p>
      <text:p text:style-name="P216">[/COMBAT]</text:p>
      <text:p text:style-name="P217"/>
      <text:p text:style-name="P218">@ Search the room</text:p>
      <text:p text:style-name="P219">tbl: d20=14 -&gt; "A locked chest"</text:p>
      <text:p text:style-name="P220">? Can I pick the lock?</text:p>
      <text:p text:style-name="P221">d: Lockpicking d6=5 vs TN 5 -&gt; Success</text:p>
      <text:p text:style-name="P222">=&gt; Inside: [Inv:Gold Bracelet|1|valuable] [Wealth:Gold+10]</text:p>
      <text:p text:style-name="P223">[R:1|cleared, looted]</text:p>
      <text:p text:style-name="P224">[Timer:Torchlight-1]</text:p>
      <text:p text:style-name="P225"/>
      <text:p text:style-name="P226">@ Move north toward R2</text:p>
      <text:p text:style-name="P227">[R:2|active|Ritual chamber|exits S:R1, D:R3]</text:p>
      <text:p text:style-name="Horizontal_20_Line"/>
      <text:h text:style-name="Heading_20_2" text:outline-level="2"><text:bookmark-start text:name="system-adaptations"/>System Adaptations<text:bookmark-end text:name="system-adaptations"/></text:h>
      <text:h text:style-name="Heading_20_3" text:outline-level="3"><text:bookmark-start text:name="the-black-hack-usage-dice-systems"/>The Black Hack / Usage Dice Systems<text:bookmark-end text:name="the-black-hack-usage-dice-systems"/></text:h>
      <text:p text:style-name="First_20_paragraph">Usage Dice are the primary resource mechanic. Track them in <text:span text:style-name="Source_Text">[PC:]</text:span>:</text:p>
      <text:p text:style-name="P228">[PC:Varn|Torches d8|Rations d6|Ammo d10|HP 14/18]</text:p>
      <text:p text:style-name="P229"/>
      <text:p text:style-name="P230">@ Set up camp</text:p>
      <text:p text:style-name="P231">d: Rations d6=2 -&gt; Step down!</text:p>
      <text:p text:style-name="P232">=&gt; [PC:Varn|Rations d6→d4]</text:p>
      <text:p text:style-name="P233">(note: one more step-down and they're gone)</text:p>
      <text:h text:style-name="Heading_20_3" text:outline-level="3"><text:bookmark-start text:name="ironsworn-supply-track"/>Ironsworn / Supply Track<text:bookmark-end text:name="ironsworn-supply-track"/></text:h>
      <text:p text:style-name="First_20_paragraph">Supply is a single stat from 0–5:</text:p>
      <text:p text:style-name="P234">[PC:Kael|Supply 4/5|Health 4/5|Spirit 3/5|Momentum 6/10]</text:p>
      <text:p text:style-name="P235"/>
      <text:p text:style-name="P236">@ Sojourn at the settlement</text:p>
      <text:p text:style-name="P237">d: Action=5+Heart=2=7 vs Challenge=3,8 -&gt; Weak Hit</text:p>
      <text:p text:style-name="P238">=&gt; I resupply but time passes. [PC:Kael|Supply+2|Momentum-1]</text:p>
      <text:h text:style-name="Heading_20_3" text:outline-level="3"><text:bookmark-start text:name="osr-encumbrance-systems"/>OSR / Encumbrance Systems<text:bookmark-end text:name="osr-encumbrance-systems"/></text:h>
      <text:p text:style-name="First_20_paragraph">Slot-based inventory is common in OSR games:</text:p>
      <text:p text:style-name="P239">[Inv:Slot 1|Sword]</text:p>
      <text:p text:style-name="P240">[Inv:Slot 2|Shield]</text:p>
      <text:p text:style-name="P241">[Inv:Slot 3|Torch×3]</text:p>
      <text:p text:style-name="P242">[Inv:Slot 4|Rations×4]</text:p>
      <text:p text:style-name="P243">[Inv:Slot 5|Rope 50ft]</text:p>
      <text:p text:style-name="P244">[Inv:Slot 6-10|empty]</text:p>
      <text:p text:style-name="P245">(note: 10 slots max, STR-based encumbrance)</text:p>
      <text:p text:style-name="P246"/>
      <text:p text:style-name="P247">@ Pick up the golden idol</text:p>
      <text:p text:style-name="P248">=&gt; [Inv:Slot 6|Golden Idol|heavy|occupies 2 slots]</text:p>
      <text:p text:style-name="P249">[Inv:Slot 7|occupied]</text:p>
      <text:p text:style-name="P250">(note: at 7/10 slots — movement penalty at 8+)</text:p>
      <text:h text:style-name="Heading_20_3" text:outline-level="3"><text:bookmark-start text:name="fate-narrative-first-systems"/>Fate / Narrative-First Systems<text:bookmark-end text:name="fate-narrative-first-systems"/></text:h>
      <text:p text:style-name="First_20_paragraph">Resources are aspects or stress tracks, not inventories:</text:p>
      <text:p text:style-name="P251">[PC:Sable|Aspect:Well-Provisioned]</text:p>
      <text:p text:style-name="P252">[PC:Sable|Aspect:Well-Provisioned→Running Low]</text:p>
      <text:p text:style-name="P253">[PC:Sable|Aspect:Running Low|invoked against me]</text:p>
      <text:p text:style-name="First_20_paragraph">Or simply note it in prose and skip <text:span text:style-name="Source_Text">[Inv:]</text:span> entirely. If your game doesn’t mechanize resources, neither should your notation.</text:p>
      <text:h text:style-name="Heading_20_3" text:outline-level="3"><text:bookmark-start text:name="survival-horror-scarcity-games"/>Survival Horror / Scarcity Games<text:bookmark-end text:name="survival-horror-scarcity-games"/></text:h>
      <text:p text:style-name="First_20_paragraph">When every bullet counts:</text:p>
      <text:p text:style-name="P254">[Inv:9mm Round|7]</text:p>
      <text:p text:style-name="P255">[Inv:First Aid Kit|1|uses 2/3]</text:p>
      <text:p text:style-name="P256">[Inv:Flashlight|1|battery d4]</text:p>
      <text:p text:style-name="P257"/>
      <text:p text:style-name="P258">@ Fire at the creature</text:p>
      <text:p text:style-name="P259">d: Firearms d6=4 vs TN 4 -&gt; Success</text:p>
      <text:p text:style-name="P260">=&gt; Hit! [Inv:9mm Round-1]</text:p>
      <text:p text:style-name="P261"/>
      <text:p text:style-name="P262">@ Patch up the wound</text:p>
      <text:p text:style-name="P263">=&gt; [Inv:First Aid Kit|1|uses 2→1] [PC:Casey|HP+3]</text:p>
      <text:p text:style-name="P264"/>
      <text:p text:style-name="P265">@ Check the flashlight</text:p>
      <text:p text:style-name="P266">d: Battery d4=1 -&gt; Step down!</text:p>
      <text:p text:style-name="P267">=&gt; Flickering badly. [Inv:Flashlight|1|battery d4→depleted]</text:p>
      <text:p text:style-name="P268">=&gt; Darkness. [Clock:Panic 1/4]</text:p>
      <text:p text:style-name="Horizontal_20_Line"/>
      <text:h text:style-name="Heading_20_2" text:outline-level="2"><text:bookmark-start text:name="best-practices"/>Best Practices<text:bookmark-end text:name="best-practices"/></text:h>
      <text:p text:style-name="First_20_paragraph"><text:span text:style-name="T2">Do: Record resource changes at the point of fiction</text:span></text:p>
      <text:p text:style-name="P269">✔ @ Light a torch to see</text:p>
      <text:p text:style-name="P270"><text:s text:c="2"/>=&gt; The cavern reveals a narrow passage. [Inv:Torch-1]</text:p>
      <text:p text:style-name="First_20_paragraph"><text:span text:style-name="T2">Don’t: Silently update resources outside the log</text:span></text:p>
      <text:p text:style-name="P271">✗ (I subtracted 3 arrows but didn't write it down anywhere)</text:p>
      <text:p text:style-name="P272"/>
      <text:p text:style-name="P273">✔ Show the change, even briefly: [Inv:Arrow-3]</text:p>
      <text:p text:style-name="First_20_paragraph"><text:span text:style-name="T2">Do: Use the Resource Status Block at session boundaries</text:span></text:p>
      <text:p text:style-name="P274">✔ [RESOURCES]</text:p>
      <text:p text:style-name="P275"><text:s text:c="2"/>[PC:Kael|HP 12/15|Supply d6]</text:p>
      <text:p text:style-name="P276"><text:s text:c="2"/>[Inv:Torch|2] [Inv:Arrow|9]</text:p>
      <text:p text:style-name="P277"><text:s text:c="2"/>[/RESOURCES]</text:p>
      <text:p text:style-name="First_20_paragraph"><text:span text:style-name="T2">Don’t: Let bookkeeping overwhelm the fiction</text:span></text:p>
      <text:p text:style-name="P278">✗ =&gt; I fight the orc.</text:p>
      <text:p text:style-name="P279"><text:s text:c="2"/>[Inv:Arrow-1] [Inv:Arrow|11] [PC:HP-2] [PC:HP 13]</text:p>
      <text:p text:style-name="P280"><text:s text:c="2"/>[F:Orc|HP-4] [Clock:Alert+1] [Timer:Torch-1]</text:p>
      <text:p text:style-name="P281"><text:s text:c="2"/>(This is a spreadsheet, not a story)</text:p>
      <text:p text:style-name="P282"/>
      <text:p text:style-name="P283">✔ =&gt; Arrow finds its mark — the orc staggers.</text:p>
      <text:p text:style-name="P284"><text:s text:c="2"/>[Inv:Arrow-1] [F:Orc|HP-4]</text:p>
      <text:p text:style-name="P285"><text:s text:c="2"/>(Track what matters this beat. Batch the rest in a status block.)</text:p>
      <text:p text:style-name="First_20_paragraph"><text:span text:style-name="T2">Do: Match your notation to your system’s resource model</text:span></text:p>
      <text:p text:style-name="P286">✔ Usage Die game: <text:s text:c="3"/>[PC:Kael|Supply d8]</text:p>
      <text:p text:style-name="P287">✔ Counting game: <text:s text:c="4"/>[Inv:Arrow|12]</text:p>
      <text:p text:style-name="P288">✔ Narrative game: <text:s text:c="3"/>[PC:Sable|Aspect:Well-Provisioned]</text:p>
      <text:p text:style-name="First_20_paragraph"><text:span text:style-name="T2">Don’t: Track resources the game doesn’t care about</text:span></text:p>
      <text:p text:style-name="P289">✗ [Inv:Bootlaces|2|leather] <text:s text:c="4"/>(unless your game literally tracks this)</text:p>
      <text:p text:style-name="P290"/>
      <text:p text:style-name="P291">✔ Only track what creates meaningful decisions or tension.</text:p>
      <text:p text:style-name="First_20_paragraph"><text:span text:style-name="T2">Do: Separate concrete items from abstract stats</text:span></text:p>
      <text:p text:style-name="P292">✔ [Inv:Healing Potion|2] <text:s text:c="7"/>(concrete, countable item)</text:p>
      <text:p text:style-name="P293">✔ [PC:Kael|Supply d6] <text:s text:c="10"/>(abstract supply level)</text:p>
      <text:p text:style-name="First_20_paragraph"><text:span text:style-name="T2">Don’t: Mix the two in the same place for different reasons</text:span></text:p>
      <text:p text:style-name="P294">✗ [PC:Kael|HP 12|Torch 3|Arrow 9|Rations 5]</text:p>
      <text:p text:style-name="P295"><text:s text:c="2"/>(inventory list inside a character stat tag)</text:p>
      <text:p text:style-name="P296"/>
      <text:p text:style-name="P297">✔ [PC:Kael|HP 12|Supply d6]</text:p>
      <text:p text:style-name="P298"><text:s text:c="2"/>[Inv:Torch|3] [Inv:Arrow|9] [Inv:Rations|5]</text:p>
      <text:p text:style-name="Horizontal_20_Line"/>
      <text:h text:style-name="Heading_20_2" text:outline-level="2"><text:bookmark-start text:name="quick-reference"/>Quick Reference<text:bookmark-end text:name="quick-reference"/></text:h>
      <text:h text:style-name="Heading_20_3" text:outline-level="3"><text:bookmark-start text:name="new-tags"/>New Tags<text:bookmark-end text:name="new-tag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Tag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Inv:Item\|qty\|props]</text:span></text:p>
          </table:table-cell>
          <table:table-cell table:style-name="TableRowCell" office:value-type="string">
            <text:p text:style-name="Table_20_Contents">Concrete inventory item</text:p>
          </table:table-cell>
          <table:table-cell table:style-name="TableRowCell" office:value-type="string">
            <text:p text:style-name="Table_20_Contents"><text:span text:style-name="Source_Text">[Inv:Torch\|3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#Inv:Item]</text:span></text:p>
          </table:table-cell>
          <table:table-cell table:style-name="TableRowCell" office:value-type="string">
            <text:p text:style-name="Table_20_Contents">Reference previously established item</text:p>
          </table:table-cell>
          <table:table-cell table:style-name="TableRowCell" office:value-type="string">
            <text:p text:style-name="Table_20_Contents"><text:span text:style-name="Source_Text">[#Inv:Bone Amulet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+N]</text:span> / <text:span text:style-name="Source_Text">[Inv:Item-N]</text:span></text:p>
          </table:table-cell>
          <table:table-cell table:style-name="TableRowCell" office:value-type="string">
            <text:p text:style-name="Table_20_Contents">Quantity change (gain/lose)</text:p>
          </table:table-cell>
          <table:table-cell table:style-name="TableRowCell" office:value-type="string">
            <text:p text:style-name="Table_20_Contents"><text:span text:style-name="Source_Text">[Inv:Arrow-1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\|qty→qty]</text:span></text:p>
          </table:table-cell>
          <table:table-cell table:style-name="TableRowCell" office:value-type="string">
            <text:p text:style-name="Table_20_Contents">Explicit quantity transition</text:p>
          </table:table-cell>
          <table:table-cell table:style-name="TableRowCell" office:value-type="string">
            <text:p text:style-name="Table_20_Contents"><text:span text:style-name="Source_Text">[Inv:Torch\|3→2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\|depleted]</text:span></text:p>
          </table:table-cell>
          <table:table-cell table:style-name="TableRowCell" office:value-type="string">
            <text:p text:style-name="Table_20_Contents">Item fully consumed or gone</text:p>
          </table:table-cell>
          <table:table-cell table:style-name="TableRowCell" office:value-type="string">
            <text:p text:style-name="Table_20_Contents"><text:span text:style-name="Source_Text">[Inv:Oil Flask\|deplet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 N]</text:span></text:p>
          </table:table-cell>
          <table:table-cell table:style-name="TableRowCell" office:value-type="string">
            <text:p text:style-name="Table_20_Contents">Concrete currency total</text:p>
          </table:table-cell>
          <table:table-cell table:style-name="TableRowCell" office:value-type="string">
            <text:p text:style-name="Table_20_Contents"><text:span text:style-name="Source_Text">[Wealth:Gold 4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+N]</text:span></text:p>
          </table:table-cell>
          <table:table-cell table:style-name="TableRowCell" office:value-type="string">
            <text:p text:style-name="Table_20_Contents">Currency earned</text:p>
          </table:table-cell>
          <table:table-cell table:style-name="TableRowCell" office:value-type="string">
            <text:p text:style-name="Table_20_Contents"><text:span text:style-name="Source_Text">[Wealth:Gold+1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-N]</text:span></text:p>
          </table:table-cell>
          <table:table-cell table:style-name="TableRowCell" office:value-type="string">
            <text:p text:style-name="Table_20_Contents">Currency spent</text:p>
          </table:table-cell>
          <table:table-cell table:style-name="TableRowCell" office:value-type="string">
            <text:p text:style-name="Table_20_Contents"><text:span text:style-name="Source_Text">[Wealth:Gold-8]</text:span></text:p>
          </table:table-cell>
        </table:table-row>
      </table:table>
      <text:h text:style-name="Heading_20_3" text:outline-level="3"><text:bookmark-start text:name="abstract-resources-in-pc"/>Abstract Resources in <text:span text:style-name="Source_Text">[PC:]</text:span><text:bookmark-end text:name="abstract-resources-in-pc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Patter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upply d8</text:span></text:p>
          </table:table-cell>
          <table:table-cell table:style-name="TableRowCell" office:value-type="string">
            <text:p text:style-name="Table_20_Contents">Usage Die resource</text:p>
          </table:table-cell>
          <table:table-cell table:style-name="TableRowCell" office:value-type="string">
            <text:p text:style-name="Table_20_Contents"><text:span text:style-name="Source_Text">[PC:Kael\|Supply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y d8→d6</text:span></text:p>
          </table:table-cell>
          <table:table-cell table:style-name="TableRowCell" office:value-type="string">
            <text:p text:style-name="Table_20_Contents">Usage Die step-down</text:p>
          </table:table-cell>
          <table:table-cell table:style-name="TableRowCell" office:value-type="string">
            <text:p text:style-name="Table_20_Contents"><text:span text:style-name="Source_Text">[PC:Kael\|Supply d8→d6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y 4/5</text:span></text:p>
          </table:table-cell>
          <table:table-cell table:style-name="TableRowCell" office:value-type="string">
            <text:p text:style-name="Table_20_Contents">Supply track</text:p>
          </table:table-cell>
          <table:table-cell table:style-name="TableRowCell" office:value-type="string">
            <text:p text:style-name="Table_20_Contents"><text:span text:style-name="Source_Text">[PC:Kael\|Supply 4/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ies:low</text:span></text:p>
          </table:table-cell>
          <table:table-cell table:style-name="TableRowCell" office:value-type="string">
            <text:p text:style-name="Table_20_Contents">Qualitative level</text:p>
          </table:table-cell>
          <table:table-cell table:style-name="TableRowCell" office:value-type="string">
            <text:p text:style-name="Table_20_Contents"><text:span text:style-name="Source_Text">[PC:Kael\|Supplies:low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Wealth d8</text:span></text:p>
          </table:table-cell>
          <table:table-cell table:style-name="TableRowCell" office:value-type="string">
            <text:p text:style-name="Table_20_Contents">Abstract wealth as Usage Die</text:p>
          </table:table-cell>
          <table:table-cell table:style-name="TableRowCell" office:value-type="string">
            <text:p text:style-name="Table_20_Contents"><text:span text:style-name="Source_Text">[PC:Kael\|Wealth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spect:Running Low</text:span></text:p>
          </table:table-cell>
          <table:table-cell table:style-name="TableRowCell" office:value-type="string">
            <text:p text:style-name="Table_20_Contents">Narrative resource state</text:p>
          </table:table-cell>
          <table:table-cell table:style-name="TableRowCell" office:value-type="string">
            <text:p text:style-name="Table_20_Contents"><text:span text:style-name="Source_Text">[PC:Sable\|Aspect:Running Low]</text:span></text:p>
          </table:table-cell>
        </table:table-row>
      </table:table>
      <text:h text:style-name="Heading_20_3" text:outline-level="3"><text:bookmark-start text:name="structural-blocks"/>Structural Blocks<text:bookmark-end text:name="structural-blocks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Block</text:p>
            </table:table-cell>
            <table:table-cell table:style-name="TableHeaderRowCell" office:value-type="string">
              <text:p text:style-name="Table_20_Heading">Opens When</text:p>
            </table:table-cell>
            <table:table-cell table:style-name="TableHeaderRowCell" office:value-type="string">
              <text:p text:style-name="Table_20_Heading">Closes Whe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RESOURCES]</text:span> / <text:span text:style-name="Source_Text">[/RESOURCES]</text:span></text:p>
          </table:table-cell>
          <table:table-cell table:style-name="TableRowCell" office:value-type="string">
            <text:p text:style-name="Table_20_Contents">Session start/end, before major expeditions</text:p>
          </table:table-cell>
          <table:table-cell table:style-name="TableRowCell" office:value-type="string">
            <text:p text:style-name="Table_20_Contents">After all current <text:span text:style-name="Source_Text">[Inv:]</text:span> and <text:span text:style-name="Source_Text">[PC:]</text:span> tags are listed</text:p>
          </table:table-cell>
        </table:table-row>
      </table:table>
      <text:h text:style-name="Heading_20_3" text:outline-level="3"><text:bookmark-start text:name="usage-die-step-down-chain"/>Usage Die Step-Down Chain<text:bookmark-end text:name="usage-die-step-down-chain"/></text:h>
      <text:p text:style-name="P299">d12 → d10 → d8 → d6 → d4 → depleted</text:p>
      <text:h text:style-name="Heading_20_3" text:outline-level="3"><text:bookmark-start text:name="complete-example"/>Complete Example<text:bookmark-end text:name="complete-example"/></text:h>
      <text:p text:style-name="P300">[RESOURCES]</text:p>
      <text:p text:style-name="P301">[PC:Kael|HP 10/15|Supply d6] [Wealth:Gold 52]</text:p>
      <text:p text:style-name="P302">[Inv:Torch|2] [Inv:Arrow|9] [Inv:Healing Potion|1]</text:p>
      <text:p text:style-name="P303">[/RESOURCES]</text:p>
      <text:p text:style-name="P304"/>
      <text:p text:style-name="P305">@ Light a torch</text:p>
      <text:p text:style-name="P306">[Inv:Torch-1] [Timer:Torchlight 6]</text:p>
      <text:p text:style-name="P307"/>
      <text:p text:style-name="P308">@ Fire at the orc</text:p>
      <text:p text:style-name="P309">d: Ranged d6=5 vs TN 4 -&gt; Success</text:p>
      <text:p text:style-name="P310">=&gt; [F:Orc|HP-4] [Inv:Arrow-1]</text:p>
      <text:p text:style-name="P311"/>
      <text:p text:style-name="P312">=&gt; I bandage up after the fight. [Inv:Healing Potion-1] [PC:Kael|HP+5|HP 15]</text:p>
      <text:p text:style-name="Horizontal_20_Line"/>
      <text:h text:style-name="Heading_20_2" text:outline-level="2"><text:bookmark-start text:name="faq"/>FAQ<text:bookmark-end text:name="faq"/></text:h>
      <text:p text:style-name="First_20_paragraph"><text:span text:style-name="T2">Q: When should I use </text:span><text:span text:style-name="Source_Text">[Inv:]</text:span><text:span text:style-name="T2"> vs. just putting gear in </text:span><text:span text:style-name="Source_Text">[PC:]</text:span><text:span text:style-name="T2">?</text:span> A: If resources are mechanically important and change often, use <text:span text:style-name="Source_Text">[Inv:]</text:span>. If they’re background flavor or you’re only tracking one or two things, <text:span text:style-name="Source_Text">[PC:Name|Gear:Sword,Shield]</text:span> is fine. There’s no wrong answer — use what keeps your log clear.</text:p>
      <text:p text:style-name="Text_20_body"><text:span text:style-name="T2">Q: Do I need the </text:span><text:span text:style-name="Source_Text">[Wealth:]</text:span><text:span text:style-name="T2"> tag, or can I put money in </text:span><text:span text:style-name="Source_Text">[Inv:]</text:span><text:span text:style-name="T2">?</text:span> A: Either works. <text:span text:style-name="Source_Text">[Wealth:]</text:span> is cleaner for multi-currency systems (gold/silver/copper) and for money that flows frequently. <text:span text:style-name="Source_Text">[Inv:Gold|45]</text:span> works fine for simpler games or if you’re already using <text:span text:style-name="Source_Text">[Inv:]</text:span> for everything.</text:p>
      <text:p text:style-name="Text_20_body"><text:span text:style-name="T2">Q: Should I write a Resource Status Block every session?</text:span> A: Only if it helps you. If resources are central to your game (dungeon crawls, survival horror), a block at session start and end saves you from scrolling back. If resources rarely change or aren’t mechanically important, skip it.</text:p>
      <text:p text:style-name="Text_20_body"><text:span text:style-name="T2">Q: What if I’m playing a game with no resource mechanics at all?</text:span> A: Then you probably don’t need this add-on. Core Lonelog’s <text:span text:style-name="Source_Text">[PC:]</text:span> tag with a <text:span text:style-name="Source_Text">Gear:</text:span> field is more than enough. This add-on exists for games where resources create tension and decisions.</text:p>
      <text:p text:style-name="Text_20_body"><text:span text:style-name="T2">Q: Can I combine </text:span><text:span text:style-name="Source_Text">[Inv:]</text:span><text:span text:style-name="T2"> with the Dungeon Crawling Add-on’s </text:span><text:span text:style-name="Source_Text">[R:]</text:span><text:span text:style-name="T2"> tags?</text:span> A: Absolutely — they’re designed to work together. Tag loot in the room where you find it: <text:span text:style-name="Source_Text">[R:3|looted] [Inv:Gold Ring|1|valuable]</text:span>. The <text:span text:style-name="Source_Text">[R:]</text:span> tag tracks what happened to the room; the <text:span text:style-name="Source_Text">[Inv:]</text:span> tag tracks what happened to the loot.</text:p>
      <text:p text:style-name="Text_20_body"><text:span text:style-name="T2">Q: How do I handle containers, bags of holding, saddlebags?</text:span> A: Either nest descriptively — <text:span text:style-name="Source_Text">[Inv:Bag of Holding|contains: Wand, Scrolls×3, Gold 100]</text:span> — or track the container and contents separately. For slot-based systems, just mark which slots are “in the bag.” Don’t over-engineer it.</text:p>
      <text:p text:style-name="Text_20_body"><text:span text:style-name="T2">Q: The </text:span><text:span text:style-name="Source_Text">×</text:span><text:span text:style-name="T2"> symbol is hard to type. Can I use </text:span><text:span text:style-name="Source_Text">x</text:span><text:span text:style-name="T2"> instead?</text:span> A: Yes. <text:span text:style-name="Source_Text">[Inv:Arrow×12]</text:span> and <text:span text:style-name="Source_Text">[Inv:Arrowx12]</text:span> are both fine. Readability over formality.</text:p>
      <text:p text:style-name="Text_20_body"><text:span text:style-name="T2">Q: How does this work in an analog notebook?</text:span> A: The Resource Status Block works well in analog — write it in a box or across the top of the page. For inline changes, use shorthand in the margin: <text:span text:style-name="Source_Text">Torch -1</text:span>, <text:span text:style-name="Source_Text">Arrow 9→8</text:span>. The <text:span text:style-name="Source_Text">+</text:span>/<text:span text:style-name="Source_Text">-</text:span> notation is fast enough that it doesn’t slow down handwriting.</text:p>
      <text:p text:style-name="Horizontal_20_Line"/>
      <text:h text:style-name="Heading_20_2" text:outline-level="2"><text:bookmark-start text:name="credits-license"/>Credits &amp; License<text:bookmark-end text:name="credits-license"/></text:h>
      <text:p text:style-name="First_20_paragraph">© 2025 Roberto Bisceglie</text:p>
      <text:p text:style-name="Text_20_body">This add-on extends <text:a xlink:type="simple" xlink:href="https://zeruhur.itch.io/lonelog" office:name=""><text:span text:style-name="Definition">Lonelog</text:span></text:a> by Roberto Bisceglie.</text:p>
      <text:p text:style-name="Text_20_body"><text:span text:style-name="T2">Version History:</text:span></text:p>
      <text:list text:style-name="L4">
        <text:list-item>
          <text:p text:style-name="P313">v 1.1.0: Block tags unified with <text:span text:style-name="Source_Text">[BLOCK]</text:span>/<text:span text:style-name="Source_Text">[/BLOCK]</text:span> convention; design principles updated</text:p>
        </text:list-item>
        <text:list-item>
          <text:p text:style-name="P313">v 1.0.0: Rewritten as a compliant add-on (previously “Resource Tracking Module”)</text:p>
        </text:list-item>
      </text:list>
      <text:p text:style-name="First_20_paragraph">This work is licensed under the <text:span text:style-name="T2">Creative Commons Attribution-ShareAlike 4.0 International License</text:span>.</text:p>
      <text:p text:style-name="Text_20_body">You are free to share and adapt this material, provided you give appropriate credit and distribute adaptations under the same license. Session logs and play records created using this add-on’s notation are your own work and are not subject to this licen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Lonelog: Resource Tracking Add-on</dc:title>
    <dc:description/>
    <dc:subject/>
    <meta:keyword/>
    <dc:language>en</dc:language>
    <meta:initial-creator>Roberto Bisceglie</meta:initial-creator>
    <dc:creator>Roberto Bisceglie</dc:creator>
    <meta:creation-date>2026-03-10T07:36:48Z</meta:creation-date>
    <dc:date>2026-03-10T07:36:48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license" meta:value-type="string"/>
    <meta:user-defined meta:name="license-image" meta:value-type="string">by-sa.png</meta:user-defined>
    <meta:user-defined meta:name="logo-image" meta:value-type="string">logo.png</meta:user-defined>
    <meta:user-defined meta:name="parent" meta:value-type="string">Lonelog v1.3.0</meta:user-defined>
    <meta:user-defined meta:name="requires" meta:value-type="string">Core Notation (§3), Persistent Elements (§4.1), Progress Tracking (§4.2)</meta:user-defined>
    <meta:user-defined meta:name="subtitle" meta:value-type="string">Inventory, Supplies, and Wealth Notation</meta:user-defined>
    <meta:user-defined meta:name="toc-title" meta:value-type="string">Table of contents</meta:user-defined>
    <meta:user-defined meta:name="version" meta:value-type="string">1.1.0</meta:user-defined>
  </office:meta>
</office:document-meta>
</file>